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Antes de entrar en la sección <text:span text:style-name="Strong_20_Emphasis">2.8</text:span>, integro tu observación clave —que el individuo no es solo parte del sistema, sino el sistema mismo— para que quede incorporada en el capítulo cuando lo revisemos más adelante. Esa idea es fundamental: <text:span text:style-name="Strong_20_Emphasis">el individuo contiene la totalidad del proceso en potencia</text:span>, igual que una semilla contiene un bosque entero. Lo retomaremos cuando editemos la sección 2.6.</text:p>
      <text:p text:style-name="Text_20_body">Ahora avancemos con <text:span text:style-name="Strong_20_Emphasis">2.8. ¿Qué nos dice esto acerca de nosotros mismos?</text:span><text:line-break/>Esta sección es delicada y poderosa: debe conectar el modelo lógico con la experiencia humana, sin caer en sentimentalismos ni en misticismos vacíos, pero sí ofreciendo una visión que oriente, tranquilice y dé sentido.</text:p>
      <text:p text:style-name="Text_20_body">Aquí tienes una propuesta completa, profunda y coherente con el tono del ensayo.</text:p>
      <text:p text:style-name="Horizontal_20_Line"/>
      <text:h text:style-name="Heading_20_1" text:outline-level="1"><text:span text:style-name="Strong_20_Emphasis">2.8. ¿Qué nos dice esto acerca de nosotros mismos?</text:span></text:h>
      <text:p text:style-name="Text_20_body">Comprender al individuo como módulo operativo del sistema vital no es solo un ejercicio intelectual. También es una forma de comprendernos a nosotros mismos. Porque nosotros —con nuestra conciencia, nuestras emociones, nuestras historias personales— somos individuos dentro de este mismo proceso. Y aunque nuestra complejidad biológica sea inmensa, nuestra esencia funcional es la misma que la de cualquier otro individuo de la vida: somos estados del proceso, portadores de memoria, generadores de futuros, expresiones locales de un sistema mayor.</text:p>
      <text:p text:style-name="Text_20_body">Esta perspectiva transforma la forma en que entendemos nuestra identidad, nuestro propósito y nuestro lugar en el universo.</text:p>
      <text:p text:style-name="Horizontal_20_Line"/>
      <text:h text:style-name="Heading_20_2" text:outline-level="2"><text:span text:style-name="Strong_20_Emphasis">Nuestra identidad como estados del proceso vital</text:span></text:h>
      <text:p text:style-name="Text_20_body">Lo que llamamos “yo” no es una entidad fija, ni un alma separada, ni un ser independiente. Es un estado del proceso vital: una configuración temporal de memoria, historia y posición dentro del flujo continuo de la vida. Somos un momento del cálculo, una forma que adopta el sistema para avanzar.</text:p>
      <text:p text:style-name="Text_20_body">Esto no reduce nuestra identidad; la amplía.<text:line-break/>Nos muestra que somos parte de una continuidad que nos precede y nos trasciende.<text:line-break/>Somos un capítulo dentro de una historia que no empezó con nosotros y no terminará con nosotros.</text:p>
      <text:p text:style-name="Horizontal_20_Line"/>
      <text:h text:style-name="Heading_20_2" text:outline-level="2"><text:soft-page-break/><text:span text:style-name="Strong_20_Emphasis">Nuestra conciencia como fenómeno irrelevante para el cálculo evolutivo</text:span></text:h>
      <text:p text:style-name="Text_20_body">La conciencia humana es extraordinaria, pero no es el motor del proceso vital. No dirige la evolución, no controla el sistema, no determina el futuro de la vida. Desde el punto de vista del cálculo, la conciencia es un fenómeno local, un subproducto de la complejidad biológica, una herramienta útil para la supervivencia individual, pero irrelevante para el funcionamiento global del sistema.</text:p>
      <text:p text:style-name="Text_20_body">Esto puede parecer desalentador, pero en realidad es liberador.<text:line-break/>Significa que no cargamos con la responsabilidad de sostener el universo.<text:line-break/>Significa que nuestra existencia no depende de nuestras decisiones conscientes.<text:line-break/>Significa que el sistema no se apoya en nuestra inteligencia individual.</text:p>
      <text:p text:style-name="Text_20_body">La vida no nos necesita para pensar.<text:line-break/>Nos necesita para existir.</text:p>
      <text:p text:style-name="Horizontal_20_Line"/>
      <text:h text:style-name="Heading_20_2" text:outline-level="2"><text:span text:style-name="Strong_20_Emphasis">Nuestra singularidad como condición necesaria del sistema</text:span></text:h>
      <text:p text:style-name="Text_20_body">Cada uno de nosotros es único. No hay dos historias iguales, dos memorias iguales, dos posiciones iguales dentro del proceso. Esta singularidad no es un accidente biográfico: es una necesidad estructural del sistema. La vida requiere individuos distintos para explorar caminos distintos, para abrir posibilidades distintas, para generar futuros distintos.</text:p>
      <text:p text:style-name="Text_20_body">Nuestra singularidad no es un privilegio personal.<text:line-break/>Es una función del sistema.<text:line-break/>Somos únicos porque el proceso necesita que lo seamos.</text:p>
      <text:p text:style-name="Horizontal_20_Line"/>
      <text:h text:style-name="Heading_20_2" text:outline-level="2"><text:span text:style-name="Strong_20_Emphasis">Nuestra dependencia del proceso mayor</text:span></text:h>
      <text:p text:style-name="Text_20_body">Aunque nos percibamos como seres independientes, nuestra existencia depende completamente del sistema vital que nos genera. No podemos existir fuera de él. No podemos definimos sin él. No podemos comprendernos sin comprender el proceso del que formamos parte.</text:p>
      <text:p text:style-name="Text_20_body">Somos individuos, sí.<text:line-break/>Pero somos también expresiones del todo.<text:line-break/>Somos formas temporales de una continuidad que nos sostiene.</text:p>
      <text:p text:style-name="Text_20_body">La vida no está “fuera” de nosotros.<text:line-break/>Nosotros somos la vida, en una de sus formas posibles.</text:p>
      <text:p text:style-name="Horizontal_20_Line"/>
      <text:h text:style-name="Heading_20_2" text:outline-level="2"><text:soft-page-break/><text:span text:style-name="Strong_20_Emphasis">La ilusión de independencia y la realidad de interconexión</text:span></text:h>
      <text:p text:style-name="Text_20_body">La experiencia humana nos hace sentir separados: un cuerpo, una mente, una historia personal. Pero esta separación es una ilusión funcional, necesaria para que podamos operar como individuos. En realidad:</text:p>
      <text:list xml:id="list621780331" text:style-name="L1">
        <text:list-item>
          <text:p text:style-name="P2">dependemos de nuestros antepasados, </text:p>
        </text:list-item>
        <text:list-item>
          <text:p text:style-name="P2">dependemos de nuestro entorno, </text:p>
        </text:list-item>
        <text:list-item>
          <text:p text:style-name="P2">dependemos del sistema que nos generó, </text:p>
        </text:list-item>
        <text:list-item>
          <text:p text:style-name="P1">dependemos de los individuos que vendrán después. </text:p>
        </text:list-item>
      </text:list>
      <text:p text:style-name="Text_20_body">Somos nodos dentro de una red.<text:line-break/>Somos transiciones dentro de un flujo.<text:line-break/>Somos eslabones dentro de una cadena.</text:p>
      <text:p text:style-name="Text_20_body">La independencia es una sensación.<text:line-break/>La interconexión es la realidad.</text:p>
      <text:p text:style-name="Horizontal_20_Line"/>
      <text:h text:style-name="Heading_20_1" text:outline-level="1"><text:span text:style-name="Strong_20_Emphasis">Síntesis</text:span></text:h>
      <text:p text:style-name="Text_20_body"><text:span text:style-name="Strong_20_Emphasis">Comprender al individuo como módulo del sistema vital nos revela algo profundo sobre nosotros mismos: somos estados del proceso, no entidades aisladas; somos únicos porque el sistema lo requiere; nuestra conciencia es local, pero nuestra existencia es parte de un todo mayor; y aunque nuestras acciones conscientes sean intrascendentes para el cálculo global, nuestra vida no lo es. Somos necesarios, somos expresión del sistema, y a través de nuestra descendencia —biológica, cultural o simbólica— participamos en la continuidad del proceso que nos trasciende.</text:span></text:p>
      <text:p text:style-name="Horizontal_20_Line"/>
      <text:p text:style-name="Text_20_body">Si quieres, ahora podemos avanzar con la siguiente sección (<text:span text:style-name="Strong_20_Emphasis">2.9. Implicaciones filosóficas</text:span>) o revisar alguna de las anteriores para ajustarla a tu vis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5T16:15:16.247000000</meta:creation-date>
    <dc:date>2026-01-05T16:20:18.572000000</dc:date>
    <meta:editing-duration>PT5M2S</meta:editing-duration>
    <meta:editing-cycles>1</meta:editing-cycles>
    <meta:document-statistic meta:table-count="0" meta:image-count="0" meta:object-count="0" meta:page-count="3" meta:paragraph-count="31" meta:word-count="805" meta:character-count="5251" meta:non-whitespace-character-count="4477"/>
    <meta:generator>LibreOffice/7.3.5.2$Windows_X86_64 LibreOffice_project/184fe81b8c8c30d8b5082578aee2fed2ea847c01</meta:generator>
  </office:meta>
</office:document-meta>
</file>